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6d" draw:textarea-horizontal-align="justify" draw:textarea-vertical-align="middle" draw:auto-grow-height="false" fo:min-height="0.322cm" fo:min-width="2.058cm"/>
    </style:style>
    <style:style style:name="gr2" style:family="graphic" style:parent-style-name="standard">
      <style:graphic-properties draw:stroke="none" draw:fill-color="#e8a202" draw:textarea-horizontal-align="justify" draw:textarea-vertical-align="middle" draw:auto-grow-height="false" fo:min-height="0.199cm" fo:min-width="0.736cm"/>
    </style:style>
    <style:style style:name="gr3" style:family="graphic" style:parent-style-name="standard">
      <style:graphic-properties svg:stroke-width="0.035cm" svg:stroke-color="#666666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ffd428" draw:marker-start-width="0.242cm" draw:marker-end-width="0.242cm" draw:fill-color="#ffff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18cm" svg:stroke-color="#333333" draw:marker-start-width="0.227cm" draw:marker-end-width="0.227cm" draw:fill-color="#dddddd" draw:textarea-horizontal-align="justify" draw:textarea-vertical-align="middle" draw:auto-grow-height="false" fo:min-height="0.614cm" fo:min-width="0.364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333333" draw:marker-start-width="0.227cm" draw:marker-end-width="0.227cm" draw:fill-color="#dddddd" draw:textarea-horizontal-align="justify" draw:textarea-vertical-align="middle" draw:auto-grow-height="false" fo:min-height="0.596cm" fo:min-width="0.346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ff972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-color="#e16173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-color="#ff972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-color="#e16173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018cm"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76cm" svg:stroke-color="#808080" draw:marker-start-width="0.305cm" draw:marker-end="Arrowheads_20_1" draw:marker-end-width="0.254cm" draw:fill="none" draw:textarea-vertical-align="middle" fo:padding-top="0.162cm" fo:padding-bottom="0.162cm" fo:padding-left="0.287cm" fo:padding-right="0.287cm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-color="#e8a202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-color="#e16173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0.808cm" svg:x="0.145cm" svg:y="0.7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22cm" svg:height="0.635cm" svg:x="0.144cm" svg:y="0.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0.317cm" svg:height="0.318cm" svg:x="0.242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0.669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1.097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0.317cm" svg:height="0.318cm" svg:x="1.64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2.068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2.495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0.317cm" svg:height="0.318cm" svg:x="3.001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3.428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3.856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17cm" svg:height="0.318cm" svg:x="4.246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4" draw:text-style-name="P4" draw:layer="layout" svg:width="0.431cm" svg:height="0.727cm" svg:x="0.128cm" svg:y="0.095cm" svg:viewBox="0 0 432 728" draw:points="87,62 0,295 145,245 12,457 187,383 100,728 386,216 220,253 432,0">
          <text:p/>
        </draw:polygon>
      </draw:page>
      <draw:page draw:name="page2" draw:style-name="dp1" draw:master-page-name="Default">
        <draw:custom-shape draw:style-name="gr5" draw:text-style-name="P3" draw:layer="layout" svg:width="1.22cm" svg:height="1.22cm" svg:x="0.526cm" svg:y="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2cm" svg:height="1.22cm" svg:x="2.672cm" svg:y="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5" draw:layer="layout" svg:width="0.168cm" svg:height="0.175cm" svg:x="0.729cm" svg:y="0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68cm" svg:height="0.175cm" svg:x="0.832cm" svg:y="0.7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67cm" svg:height="0.175cm" svg:x="0.939cm" svg:y="0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168cm" svg:height="0.175cm" svg:x="1.167cm" svg:y="0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8cm" svg:height="0.175cm" svg:x="1.27cm" svg:y="0.7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7cm" svg:height="0.175cm" svg:x="1.377cm" svg:y="0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7" draw:layer="layout" svg:width="0.168cm" svg:height="0.175cm" svg:x="0.729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68cm" svg:height="0.175cm" svg:x="0.832cm" svg:y="1.2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67cm" svg:height="0.175cm" svg:x="0.939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8" draw:layer="layout" svg:width="0.051cm" svg:height="0.051cm" svg:x="1.214cm" svg:y="1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051cm" svg:height="0.051cm" svg:x="1.314cm" svg:y="1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051cm" svg:height="0.051cm" svg:x="1.414cm" svg:y="1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1" draw:text-style-name="P5" draw:layer="layout" svg:width="0.118cm" svg:height="0.123cm" svg:x="2.926cm" svg:y="0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7cm" svg:height="0.123cm" svg:x="3.074cm" svg:y="0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9cm" svg:height="0.123cm" svg:x="2.854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8cm" svg:height="0.123cm" svg:x="2.927cm" svg:y="1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8cm" svg:height="0.123cm" svg:x="2.999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8cm" svg:height="0.123cm" svg:x="3.146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117cm" svg:height="0.123cm" svg:x="3.075cm" svg:y="1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6" draw:layer="layout" svg:width="0.118cm" svg:height="0.123cm" svg:x="3.372cm" svg:y="0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7cm" svg:height="0.123cm" svg:x="3.52cm" svg:y="0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8cm" svg:height="0.123cm" svg:x="3.3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8cm" svg:height="0.123cm" svg:x="3.373cm" svg:y="1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8cm" svg:height="0.123cm" svg:x="3.445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9cm" svg:height="0.123cm" svg:x="3.591cm" svg:y="0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118cm" svg:height="0.123cm" svg:x="3.52cm" svg:y="1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7" draw:layer="layout" svg:width="0.118cm" svg:height="0.123cm" svg:x="2.927cm" svg:y="1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7cm" svg:height="0.123cm" svg:x="3.075cm" svg:y="1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9cm" svg:height="0.123cm" svg:x="2.854cm" svg:y="1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8cm" svg:height="0.123cm" svg:x="2.928cm" svg:y="1.4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8cm" svg:height="0.123cm" svg:x="3cm" svg:y="1.3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9cm" svg:height="0.123cm" svg:x="3.146cm" svg:y="1.3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117cm" svg:height="0.123cm" svg:x="3.076cm" svg:y="1.4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8" draw:layer="layout" svg:width="0.051cm" svg:height="0.051cm" svg:x="3.38cm" svg:y="1.3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8" draw:layer="layout" svg:width="0.051cm" svg:height="0.051cm" svg:x="3.48cm" svg:y="1.3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8" draw:layer="layout" svg:width="0.051cm" svg:height="0.051cm" svg:x="3.58cm" svg:y="1.3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4" draw:text-style-name="P9" draw:layer="layout" svg:x1="1.904cm" svg:y1="1.18cm" svg:x2="2.559cm" svg:y2="1.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5T11:16:58.762054083</meta:creation-date>
    <dc:date>2024-07-21T12:13:42.528030764</dc:date>
    <meta:editing-duration>PT6H8M59S</meta:editing-duration>
    <meta:editing-cycles>43</meta:editing-cycles>
    <meta:generator>LibreOffice/7.3.7.2$Linux_X86_64 LibreOffice_project/30$Build-2</meta:generator>
    <meta:document-statistic meta:object-count="65"/>
  </office:meta>
</office:document-meta>
</file>